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Standard" style:list-style-name="L1">
      <style:text-properties style:font-name="Arial" fo:font-size="16pt" style:font-size-asian="16pt" style:font-size-complex="16pt"/>
    </style:style>
    <style:style style:name="P22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4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24784087012485130" text:style-name="L1">
        <text:list-item>
          <text:p text:style-name="P21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1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>הוֹי עִיר דָּמִים כֻּלָּהּ כַּחַשׁ פֶּרֶק </text:p>
            <text:p text:style-name="P19">מְלֵאָה לֹא יָמִישׁ טָרֶף</text:p>
          </table:table-cell>
          <table:table-cell table:style-name="表56.B1" office:value-type="string">
            <text:p text:style-name="P20">oh! / a city / blood / her whole</text:p>
            <text:p text:style-name="P20"/>
            <text:p text:style-name="P20">hypocracy / a fork in roads</text:p>
            <text:p text:style-name="P20"/>
            <text:p text:style-name="P20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</text:p>
            <text:p text:style-name="P19">רַעַשׁ אוֹפָן וְסוּס</text:p>
            <text:p text:style-name="P19"><text:s/>דֹּהֵר וּמֶרְכָּבָה</text:p>
            <text:p text:style-name="P19"><text:s/>מְרַקֵּדָה</text:p>
          </table:table-cell>
          <table:table-cell table:style-name="表57.B1" office:value-type="string">
            <text:p text:style-name="P20">a voice / a lash / and a voice</text:p>
            <text:p text:style-name="P20"/>
            <text:p text:style-name="P20">vibration / a wheel / and a horse</text:p>
            <text:p text:style-name="P20"/>
            <text:p text:style-name="P20">to move irregularly / and a chariot</text:p>
            <text:p text:style-name="P20"/>
            <text:p text:style-name="P20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</text:p>
            <text:p text:style-name="P19">חֶרֶב וּבְרַק חֲנִית</text:p>
            <text:p text:style-name="P19"><text:s/>וְרֹב חָלָל</text:p>
            <text:p text:style-name="P19"><text:s/>וְכֹבֶד פָּגֶר </text:p>
            <text:p text:style-name="P19">וְאֵין קֵצֶה </text:p>
            <text:p text:style-name="P19">לַגְּוִיָּה *יִכְשְׁלוּ [וְכָשְׁלוּ] בִּגְוִיָּתָם</text:p>
          </table:table-cell>
          <table:table-cell table:style-name="表58.B1" office:value-type="string">
            <text:p text:style-name="P20">a driver / to lift up/ and a polished blade</text:p>
            <text:p text:style-name="P20">a sword / and a gleam / a lance</text:p>
            <text:p text:style-name="P20"/>
            <text:p text:style-name="P20">and abundance / pierced to death</text:p>
            <text:p text:style-name="P20">and multitude / a carcase</text:p>
            <text:p text:style-name="P20"/>
            <text:p text:style-name="P20">and not exist / an extremity</text:p>
            <text:p text:style-name="P20">for a body <text:s/>/ to falter</text:p>
            <text:p text:style-name="P20"/>
            <text:p text:style-name="P20"/>
            <text:p text:style-name="P20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9">מֵרֹב זְנוּנֵי </text:p>
            <text:p text:style-name="P19">זוֹנָה טוֹבַת חֵן </text:p>
            <text:p text:style-name="P19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>from abundance / to commit adultry</text:p>
            <text:p text:style-name="P20">to commit idolatry / good / graciousness</text:p>
            <text:p text:style-name="P20">mistress / magic / the to sell</text:p>
            <text:p text:style-name="P20"/>
            <text:p text:style-name="P20">Gentile / in her adultery</text:p>
            <text:p text:style-name="P20"/>
            <text:p text:style-name="P20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>הִנְנִי</text:p>
            <text:p text:style-name="P19"><text:s/>**אֵלַיִ</text:p>
            <text:p text:style-name="P19">נְאֻם יְהוָה צְבָאוֹת וְגִלֵּיתִי</text:p>
            <text:p text:style-name="P19">**שׁוּלַיִ</text:p>
            <text:p text:style-name="P19">**עַל־פָּנָיִ</text:p>
            <text:p text:style-name="P19">וְהַרְאֵיתִי גוֹיִם</text:p>
            <text:p text:style-name="P19">*מַעְרֵ</text:p>
            <text:p text:style-name="P19"><text:soft-page-break/>וּמַמְלָכוֹת</text:p>
            <text:p text:style-name="P19">*קְלוֹנֵ</text:p>
          </table:table-cell>
          <table:table-cell table:style-name="表60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oracle / jehovah / army</text:p>
            <text:p text:style-name="P20"/>
            <text:p text:style-name="P20">and denude</text:p>
            <text:p text:style-name="P20"/>
            <text:p text:style-name="P20">thy skirt</text:p>
            <text:p text:style-name="P20"/>
            <text:p text:style-name="P20">against thy face</text:p>
            <text:p text:style-name="P20"/>
            <text:p text:style-name="P20">and to see / Gentile</text:p>
            <text:p text:style-name="P20">nude</text:p>
            <text:p text:style-name="P20"><text:soft-page-break/>and dominion</text:p>
            <text:p text:style-name="P20"/>
            <text:p text:style-name="P20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>וְהִשְׁלַכְתִּי</text:p>
            <text:p text:style-name="P19">**עָלַיִ</text:p>
            <text:p text:style-name="P19">שִׁקֻּצִים</text:p>
            <text:p text:style-name="P19">**וְנִבַּלְתִּי</text:p>
            <text:p text:style-name="P19">**וְשַׂמְתִּי</text:p>
            <text:p text:style-name="P19">כְּרֹאִי</text:p>
          </table:table-cell>
          <table:table-cell table:style-name="表61.B1" office:value-type="string">
            <text:p text:style-name="P20">and to throw</text:p>
            <text:p text:style-name="P20"/>
            <text:p text:style-name="P20">against thee</text:p>
            <text:p text:style-name="P20"/>
            <text:p text:style-name="P20">filthy</text:p>
            <text:p text:style-name="P20"/>
            <text:p text:style-name="P20">and I will disgrace thee</text:p>
            <text:p text:style-name="P20"/>
            <text:p text:style-name="P20">and I will put thee</text:p>
            <text:p text:style-name="P20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>וְהָיָה כָל</text:p>
            <text:p text:style-name="P19">**רֹאַיִ</text:p>
            <text:p text:style-name="P19">יִדּוֹד</text:p>
            <text:p text:style-name="P19">**מִמֵּ</text:p>
            <text:p text:style-name="P19">וְאָמַר שָׁדְּדָה נִינְוֵה</text:p>
            <text:p text:style-name="P19"><text:s/>מִי יָנוּד לָהּ</text:p>
            <text:p text:style-name="P19"><text:s/>מֵאַיִן אֲבַקֵּשׁ</text:p>
            <text:p text:style-name="P19"><text:s/>מְנַחֲמִים</text:p>
            <text:p text:style-name="P19">**לָ</text:p>
          </table:table-cell>
          <table:table-cell table:style-name="表62.B1" office:value-type="string">
            <text:p text:style-name="P20">and to come to pass / all</text:p>
            <text:p text:style-name="P20"/>
            <text:p text:style-name="P20">to see thee</text:p>
            <text:p text:style-name="P20"/>
            <text:p text:style-name="P20">to flee</text:p>
            <text:p text:style-name="P20"/>
            <text:p text:style-name="P20">from thee</text:p>
            <text:p text:style-name="P20"/>
            <text:p text:style-name="P20">and to say / to ravage / nineve</text:p>
            <text:p text:style-name="P20"/>
            <text:p text:style-name="P20">who ? / to deplore / towards her</text:p>
            <text:p text:style-name="P20"/>
            <text:p text:style-name="P20">from where ? / to search out</text:p>
            <text:p text:style-name="P20"/>
            <text:p text:style-name="P20">to console</text:p>
            <text:p text:style-name="P20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>@@@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>הֲתֵיטְבִי מִנֹּא אָמוֹן הַיֹּשְׁבָה בַּיְאֹרִים מַיִם סָבִיב לָהּ אֲשֶׁר־חֵיל יָם מִיָּם חוֹמָתָהּ</text:p>
          </table:table-cell>
          <table:table-cell table:style-name="表63.B1" office:value-type="string">
            <text:p text:style-name="P20"/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>כּוּשׁ עָצְמָה וּמִצְרַיִם וְאֵין קֵצֶה פּוּט וְלוּבִים הָיוּ </text:p>
            <text:p text:style-name="P19">**בְּעֶזְרָתֵ</text:p>
          </table:table-cell>
          <table:table-cell table:style-name="表64.B1" office:value-type="string">
            <text:p text:style-name="P20"/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9">גַּם־הִיא לַגֹּלָה הָלְכָה בַשֶּׁבִי גַּם עֹלָלֶיהָ יְרֻטְּשׁוּ בְּרֹאשׁ כָּל־<text:soft-page-break/>חוּצוֹת וְעַל־נִכְבַּדֶּיהָ יַדּוּ גוֹרָל וְכָל־גְּדוֹלֶיהָ רֻתְּקוּ בַזִּקִּים</text:p>
          </table:table-cell>
          <table:table-cell table:style-name="表65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6183979683983213959" text:style-name="L2">
        <text:list-item>
          <text:p text:style-name="P24">time label ==&gt; paste</text:p>
        </text:list-item>
        <text:list-item>
          <text:p text:style-name="P24">“@@@” ==&gt; move to → at the bottom of the doc area</text:p>
        </text:list-item>
        <text:list-item>
          <text:p text:style-name="P24">DUP : template</text:p>
        </text:list-item>
        <text:list-item>
          <text:p text:style-name="P24">close</text:p>
          <text:list>
            <text:list-item>
              <text:p text:style-name="P24">web pages</text:p>
            </text:list-item>
            <text:list-item>
              <text:p text:style-name="P24">sheet file</text:p>
            </text:list-item>
            <text:list-item>
              <text:p text:style-name="P24">folders (if any)</text:p>
            </text:list-item>
            <text:list-item>
              <text:p text:style-name="P24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ext:soft-page-break/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1-12T08:07:55.06</dc:date>
    <dc:creator>iwabuchi ken</dc:creator>
    <meta:editing-duration>P2DT2H18M52S</meta:editing-duration>
    <meta:editing-cycles>141</meta:editing-cycles>
    <meta:generator>OpenOffice/4.1.3$Win32 OpenOffice.org_project/413m1$Build-9783</meta:generator>
    <meta:document-statistic meta:table-count="69" meta:image-count="0" meta:object-count="0" meta:page-count="34" meta:paragraph-count="783" meta:word-count="3101" meta:character-count="18484"/>
  </office:meta>
</office:document-meta>
</file>